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fo:min-height="0cm" fo:padding-top="0cm" fo:padding-bottom="0cm" fo:padding-left="0cm" fo:padding-right="0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ffffcc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solid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solid" draw:fill-color="#ccff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008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94bd5e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roid Sans1" fo:font-size="8pt" style:font-size-asian="18pt" style:font-weight-asian="normal" style:font-size-complex="18pt"/>
    </style:style>
    <style:style style:name="P3" style:family="paragraph">
      <style:paragraph-properties fo:text-align="center"/>
      <style:text-properties fo:font-size="8pt" style:font-size-asian="18pt" style:font-weight-asian="normal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style:font-name="Droid Sans" fo:font-size="8pt" style:font-size-asian="8pt" style:font-size-complex="8pt"/>
    </style:style>
    <style:style style:name="T1" style:family="text">
      <style:text-properties style:font-name="Droid Sans1" fo:font-size="8pt" style:font-size-asian="18pt" style:font-weight-asian="normal" style:font-size-complex="18pt"/>
    </style:style>
    <style:style style:name="T2" style:family="text">
      <style:text-properties style:font-name="Droid Sans1" fo:font-size="10pt" style:font-weight-asian="normal"/>
    </style:style>
    <style:style style:name="T3" style:family="text">
      <style:text-properties style:font-name="Droid Sans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845cm" svg:height="0.334cm" svg:x="1.441cm" svg:y="6.383cm">
          <text:p text:style-name="P1"><text:span text:style-name="T1">Bugfix bran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45cm" svg:height="0.37cm" svg:x="1.441cm" svg:y="6.86cm">
          <draw:glue-point draw:id="4" svg:x="-3.206cm" svg:y="4.96cm"/>
          <text:p text:style-name="P1"><text:span text:style-name="T1">Topic branc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4cm" svg:height="0.369cm" svg:x="1.441cm" svg:y="7.362cm">
          <text:p text:style-name="P1"><text:span text:style-name="T1">T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611cm" svg:height="0.412cm" svg:x="1.381cm" svg:y="4.428cm">
          <draw:text-box>
            <text:p text:style-name="P4"><text:span text:style-name="T2">master</text:span></text:p>
          </draw:text-box>
        </draw:frame>
        <draw:custom-shape draw:style-name="gr5" draw:text-style-name="P1" xml:id="id1" draw:id="id1" draw:layer="layout" svg:width="0.381cm" svg:height="0.381cm" svg:x="3.559cm" svg:y="4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0.381cm" svg:height="0.381cm" svg:x="4.81cm" svg:y="6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" draw:id="id3" draw:layer="layout" svg:width="0.381cm" svg:height="0.381cm" svg:x="6.08cm" svg:y="6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3.885cm" svg:y1="4.785cm" svg:x2="4.865cm" svg:y2="6.165cm" draw:start-shape="id1" draw:start-glue-point="9" draw:end-shape="id2" draw:end-glue-point="5" svg:d="M3885 4785l980 1380" svg:viewBox="0 0 981 1381">
          <text:p/>
        </draw:connector>
        <draw:connector draw:style-name="gr7" draw:text-style-name="P1" draw:layer="layout" draw:type="line" svg:x1="5.191cm" svg:y1="6.301cm" svg:x2="6.08cm" svg:y2="6.301cm" draw:start-shape="id2" draw:start-glue-point="10" draw:end-shape="id3" draw:end-glue-point="6" svg:d="M5191 6301h889" svg:viewBox="0 0 890 1">
          <text:p/>
        </draw:connector>
        <draw:frame draw:style-name="gr4" draw:text-style-name="P4" draw:layer="layout" svg:width="1.611cm" svg:height="0.412cm" svg:x="4.85cm" svg:y="6.715cm">
          <draw:text-box>
            <text:p text:style-name="P4"><text:span text:style-name="T2">topic_a</text:span></text:p>
          </draw:text-box>
        </draw:frame>
        <draw:connector draw:style-name="gr7" draw:text-style-name="P1" draw:layer="layout" draw:type="line" svg:x1="3.94cm" svg:y1="4.65cm" svg:x2="7.35cm" svg:y2="4.65cm" draw:start-shape="id1" draw:start-glue-point="10" draw:end-shape="id4" draw:end-glue-point="6" svg:d="M3940 4650h3410" svg:viewBox="0 0 3411 1">
          <text:p/>
        </draw:connector>
        <draw:custom-shape draw:style-name="gr3" draw:text-style-name="P5" draw:layer="layout" svg:width="0.859cm" svg:height="0.381cm" draw:transform="rotate (1.5707963267949) translate (7.35cm 5.796cm)">
          <text:p text:style-name="P1"><text:span text:style-name="T3">3.0.0</text:span></text:p>
          <draw:enhanced-geometry svg:viewBox="0 0 21600 21600" draw:text-areas="0 0 21600 21600" draw:type="chevron" draw:modifiers="19372.02797202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" xml:id="id5" draw:id="id5" draw:layer="layout" svg:width="0.381cm" svg:height="0.381cm" svg:x="8.62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" draw:id="id6" draw:layer="layout" svg:width="0.381cm" svg:height="0.381cm" svg:x="9.89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9.001cm" svg:y1="3.35cm" svg:x2="9.89cm" svg:y2="3.35cm" draw:start-shape="id5" draw:start-glue-point="10" draw:end-shape="id6" draw:end-glue-point="6" svg:d="M9001 3350h889" svg:viewBox="0 0 890 1">
          <text:p/>
        </draw:connector>
        <draw:connector draw:style-name="gr7" draw:text-style-name="P1" draw:layer="layout" draw:type="line" svg:x1="7.676cm" svg:y1="4.514cm" svg:x2="8.675cm" svg:y2="3.485cm" draw:start-shape="id4" draw:start-glue-point="11" draw:end-shape="id5" draw:end-glue-point="7" svg:d="M7676 4514l999-1029" svg:viewBox="0 0 1000 1030">
          <text:p/>
        </draw:connector>
        <draw:frame draw:style-name="gr4" draw:text-style-name="P4" draw:layer="layout" svg:width="1.611cm" svg:height="0.412cm" svg:x="8.66cm" svg:y="2.62cm">
          <draw:text-box>
            <text:p text:style-name="P4"><text:span text:style-name="T2">fix_a</text:span></text:p>
          </draw:text-box>
        </draw:frame>
        <draw:custom-shape draw:style-name="gr5" draw:text-style-name="P1" xml:id="id4" draw:id="id4" draw:layer="layout" svg:width="0.381cm" svg:height="0.381cm" svg:x="7.35cm" svg:y="4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6.406cm" svg:y1="6.165cm" svg:x2="7.405cm" svg:y2="4.785cm" draw:start-shape="id3" draw:start-glue-point="11" draw:end-shape="id4" draw:end-glue-point="7" svg:d="M6406 6165l999-1380" svg:viewBox="0 0 1000 1381">
          <text:p/>
        </draw:connector>
        <draw:custom-shape draw:style-name="gr3" draw:text-style-name="P5" draw:layer="layout" svg:width="0.859cm" svg:height="0.381cm" draw:transform="rotate (1.5707963267949) translate (11.16cm 5.699cm)">
          <text:p text:style-name="P1"><text:span text:style-name="T3">3.0.1</text:span></text:p>
          <draw:enhanced-geometry svg:viewBox="0 0 21600 21600" draw:text-areas="0 0 21600 21600" draw:type="chevron" draw:modifiers="19372.02797202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7" draw:id="id7" draw:layer="layout" svg:width="0.381cm" svg:height="0.381cm" svg:x="11.16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7.731cm" svg:y1="4.65cm" svg:x2="11.16cm" svg:y2="4.62cm" draw:start-shape="id4" draw:start-glue-point="10" draw:end-shape="id7" draw:end-glue-point="6" svg:d="M7731 4650l3429-30" svg:viewBox="0 0 3430 31">
          <text:p/>
        </draw:connector>
        <draw:frame draw:style-name="gr4" draw:text-style-name="P4" draw:layer="layout" svg:width="1.611cm" svg:height="0.412cm" svg:x="8.747cm" svg:y="6.684cm">
          <draw:text-box>
            <text:p text:style-name="P4"><text:span text:style-name="T2">topic_b</text:span></text:p>
          </draw:text-box>
        </draw:frame>
        <draw:custom-shape draw:style-name="gr6" draw:text-style-name="P1" xml:id="id8" draw:id="id8" draw:layer="layout" svg:width="0.381cm" svg:height="0.381cm" svg:x="8.62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9" draw:id="id9" draw:layer="layout" svg:width="0.381cm" svg:height="0.381cm" svg:x="9.89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9.001cm" svg:y1="6.271cm" svg:x2="9.89cm" svg:y2="6.271cm" draw:start-shape="id8" draw:start-glue-point="10" draw:end-shape="id9" draw:end-glue-point="6" svg:d="M9001 6271h889" svg:viewBox="0 0 890 1">
          <text:p/>
        </draw:connector>
        <draw:connector draw:style-name="gr7" draw:text-style-name="P1" draw:layer="layout" draw:type="line" svg:x1="7.676cm" svg:y1="4.785cm" svg:x2="8.675cm" svg:y2="6.135cm" draw:start-shape="id4" draw:start-glue-point="9" draw:end-shape="id8" draw:end-glue-point="5" svg:d="M7676 4785l999 1350" svg:viewBox="0 0 1000 1351">
          <text:p/>
        </draw:connector>
        <draw:connector draw:style-name="gr9" draw:text-style-name="P1" draw:layer="layout" draw:type="line" svg:x1="12.756cm" svg:y1="6.135cm" svg:x2="13.755cm" svg:y2="4.755cm" draw:start-shape="id10" draw:start-glue-point="11" draw:end-shape="id11" draw:end-glue-point="7" svg:d="M12756 6135l999-1380" svg:viewBox="0 0 1000 1381">
          <text:p/>
        </draw:connector>
        <draw:custom-shape draw:style-name="gr5" draw:text-style-name="P1" xml:id="id11" draw:id="id11" draw:layer="layout" svg:width="0.381cm" svg:height="0.381cm" svg:x="13.7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10.271cm" svg:y1="3.35cm" svg:x2="11.215cm" svg:y2="4.484cm" draw:start-shape="id6" draw:start-glue-point="10" draw:end-shape="id7" draw:end-glue-point="5" svg:d="M10271 3350l944 1134" svg:viewBox="0 0 945 1135">
          <text:p/>
        </draw:connector>
        <draw:connector draw:style-name="gr7" draw:text-style-name="P1" draw:layer="layout" draw:type="line" svg:x1="11.541cm" svg:y1="4.62cm" svg:x2="13.7cm" svg:y2="4.62cm" draw:start-shape="id7" draw:start-glue-point="10" draw:end-shape="id11" draw:end-glue-point="6" svg:d="M11541 4620h2159" svg:viewBox="0 0 2160 1">
          <text:p/>
        </draw:connector>
        <draw:custom-shape draw:style-name="gr3" draw:text-style-name="P5" draw:layer="layout" svg:width="0.859cm" svg:height="0.381cm" draw:transform="rotate (1.5707963267949) translate (13.7cm 5.699cm)">
          <text:p text:style-name="P1"><text:span text:style-name="T3">3.1.0</text:span></text:p>
          <draw:enhanced-geometry svg:viewBox="0 0 21600 21600" draw:text-areas="0 0 21600 21600" draw:type="chevron" draw:modifiers="19372.02797202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10" draw:id="id10" draw:layer="layout" svg:width="0.381cm" svg:height="0.381cm" svg:x="12.43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10.271cm" svg:y1="6.271cm" svg:x2="12.43cm" svg:y2="6.271cm" draw:start-shape="id9" draw:start-glue-point="10" draw:end-shape="id10" draw:end-glue-point="6" svg:d="M10271 6271h2159" svg:viewBox="0 0 2160 1">
          <text:p/>
        </draw:connector>
        <draw:connector draw:style-name="gr10" draw:text-style-name="P1" draw:layer="layout" draw:type="line" svg:x1="11.486cm" svg:y1="4.755cm" svg:x2="12.485cm" svg:y2="6.135cm" draw:start-shape="id7" draw:start-glue-point="9" draw:end-shape="id10" draw:end-glue-point="5" svg:d="M11486 4755l999 1380" svg:viewBox="0 0 1000 1381">
          <text:p/>
        </draw:connector>
        <draw:custom-shape draw:style-name="gr8" draw:text-style-name="P1" xml:id="id12" draw:id="id12" draw:layer="layout" svg:width="0.381cm" svg:height="0.381cm" svg:x="14.97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3" draw:id="id13" draw:layer="layout" svg:width="0.381cm" svg:height="0.381cm" svg:x="16.24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15.351cm" svg:y1="3.35cm" svg:x2="16.24cm" svg:y2="3.35cm" draw:start-shape="id12" draw:start-glue-point="10" draw:end-shape="id13" draw:end-glue-point="6" svg:d="M15351 3350h889" svg:viewBox="0 0 890 1">
          <text:p/>
        </draw:connector>
        <draw:frame draw:style-name="gr4" draw:text-style-name="P4" draw:layer="layout" svg:width="1.611cm" svg:height="0.412cm" svg:x="15.01cm" svg:y="2.62cm">
          <draw:text-box>
            <text:p text:style-name="P4"><text:span text:style-name="T2">fix_b</text:span></text:p>
          </draw:text-box>
        </draw:frame>
        <draw:connector draw:style-name="gr7" draw:text-style-name="P1" draw:layer="layout" draw:type="line" svg:x1="14.026cm" svg:y1="4.484cm" svg:x2="15.025cm" svg:y2="3.485cm" draw:start-shape="id11" draw:start-glue-point="11" draw:end-shape="id12" draw:end-glue-point="7" svg:d="M14026 4484l999-999" svg:viewBox="0 0 1000 1000">
          <text:p/>
        </draw:connector>
        <draw:custom-shape draw:style-name="gr3" draw:text-style-name="P5" draw:layer="layout" svg:width="0.859cm" svg:height="0.381cm" draw:transform="rotate (1.5707963267949) translate (16.24cm 4.429cm)">
          <text:p text:style-name="P1"><text:span text:style-name="T3">3.1.1</text:span></text:p>
          <draw:enhanced-geometry svg:viewBox="0 0 21600 21600" draw:text-areas="0 0 21600 21600" draw:type="chevron" draw:modifiers="19372.02797202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4" draw:layer="layout" svg:width="1.611cm" svg:height="0.412cm" svg:x="15.097cm" svg:y="6.684cm">
          <draw:text-box>
            <text:p text:style-name="P4"><text:span text:style-name="T2">topic_c</text:span></text:p>
          </draw:text-box>
        </draw:frame>
        <draw:custom-shape draw:style-name="gr6" draw:text-style-name="P1" xml:id="id14" draw:id="id14" draw:layer="layout" svg:width="0.381cm" svg:height="0.381cm" svg:x="14.97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5" draw:id="id15" draw:layer="layout" svg:width="0.381cm" svg:height="0.381cm" svg:x="16.24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15.351cm" svg:y1="6.271cm" svg:x2="16.24cm" svg:y2="6.271cm" draw:start-shape="id14" draw:start-glue-point="10" draw:end-shape="id15" draw:end-glue-point="6" svg:d="M15351 6271h889" svg:viewBox="0 0 890 1">
          <text:p/>
        </draw:connector>
        <draw:custom-shape draw:style-name="gr5" draw:text-style-name="P1" xml:id="id16" draw:id="id16" draw:layer="layout" svg:width="0.381cm" svg:height="0.381cm" svg:x="17.51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14.026cm" svg:y1="4.755cm" svg:x2="15.025cm" svg:y2="6.135cm" draw:start-shape="id11" draw:start-glue-point="9" draw:end-shape="id14" draw:end-glue-point="5" svg:d="M14026 4755l999 1380" svg:viewBox="0 0 1000 1381">
          <text:p/>
        </draw:connector>
        <draw:connector draw:style-name="gr10" draw:text-style-name="P1" draw:layer="layout" draw:type="line" svg:x1="17.701cm" svg:y1="4.429cm" svg:x2="17.701cm" svg:y2="3.54cm" draw:start-shape="id16" draw:start-glue-point="4" draw:end-shape="id17" draw:end-glue-point="8" svg:d="M17701 4429v-889" svg:viewBox="0 0 1 890">
          <text:p/>
        </draw:connector>
        <draw:custom-shape draw:style-name="gr8" draw:text-style-name="P1" xml:id="id17" draw:id="id17" draw:layer="layout" svg:width="0.381cm" svg:height="0.381cm" svg:x="17.51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16.621cm" svg:y1="3.35cm" svg:x2="17.51cm" svg:y2="3.35cm" draw:start-shape="id13" draw:start-glue-point="10" draw:end-shape="id17" draw:end-glue-point="6" svg:d="M16621 3350h889" svg:viewBox="0 0 890 1">
          <text:p/>
        </draw:connector>
        <draw:connector draw:style-name="gr7" draw:text-style-name="P1" draw:layer="layout" draw:type="line" svg:x1="14.081cm" svg:y1="4.62cm" svg:x2="17.51cm" svg:y2="4.62cm" draw:start-shape="id11" draw:start-glue-point="10" draw:end-shape="id16" draw:end-glue-point="6" svg:d="M14081 4620h3429" svg:viewBox="0 0 3430 1">
          <text:p/>
        </draw:connector>
        <draw:custom-shape draw:style-name="gr5" draw:text-style-name="P1" xml:id="id18" draw:id="id18" draw:layer="layout" svg:width="0.381cm" svg:height="0.381cm" svg:x="18.78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859cm" svg:height="0.381cm" draw:transform="rotate (1.5707963267949) translate (17.51cm 5.699cm)">
          <text:p text:style-name="P1"><text:span text:style-name="T3">3.2.0</text:span></text:p>
          <draw:enhanced-geometry svg:viewBox="0 0 21600 21600" draw:text-areas="0 0 21600 21600" draw:type="chevron" draw:modifiers="19372.02797202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9" draw:text-style-name="P1" draw:layer="layout" draw:type="line" svg:x1="16.566cm" svg:y1="6.135cm" svg:x2="17.565cm" svg:y2="4.755cm" draw:start-shape="id15" draw:start-glue-point="11" draw:end-shape="id16" draw:end-glue-point="7" svg:d="M16566 6135l999-1380" svg:viewBox="0 0 1000 1381">
          <text:p/>
        </draw:connector>
        <draw:connector draw:style-name="gr9" draw:text-style-name="P1" draw:layer="layout" draw:type="line" svg:x1="17.836cm" svg:y1="3.485cm" svg:x2="18.835cm" svg:y2="4.484cm" draw:start-shape="id17" draw:start-glue-point="9" draw:end-shape="id18" draw:end-glue-point="5" svg:d="M17836 3485l999 999" svg:viewBox="0 0 1000 1000">
          <text:p/>
        </draw:connector>
        <draw:connector draw:style-name="gr7" draw:text-style-name="P1" draw:layer="layout" draw:type="line" svg:x1="17.891cm" svg:y1="4.62cm" svg:x2="18.78cm" svg:y2="4.62cm" draw:start-shape="id16" draw:start-glue-point="10" draw:end-shape="id18" draw:end-glue-point="6" svg:d="M17891 4620h889" svg:viewBox="0 0 890 1">
          <text:p/>
        </draw:connector>
        <draw:custom-shape draw:style-name="gr3" draw:text-style-name="P5" draw:layer="layout" svg:width="0.859cm" svg:height="0.381cm" draw:transform="rotate (1.5707963267949) translate (18.78cm 5.669cm)">
          <text:p text:style-name="P1"><text:span text:style-name="T3">3.2.1</text:span></text:p>
          <draw:enhanced-geometry svg:viewBox="0 0 21600 21600" draw:text-areas="0 0 21600 21600" draw:type="chevron" draw:modifiers="19372.02797202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mon Cahenzli</meta:initial-creator>
    <meta:creation-date>2014-05-20T15:17:45.916322247</meta:creation-date>
    <dc:date>2014-05-28T13:13:55.371152769</dc:date>
    <dc:creator>Ramon Cahenzli</dc:creator>
    <meta:editing-duration>PT3H3M31S</meta:editing-duration>
    <meta:editing-cycles>58</meta:editing-cycles>
    <meta:generator>LibreOffice/4.2.4.2$Linux_X86_64 LibreOffice_project/420m0$Build-2</meta:generator>
    <meta:document-statistic meta:object-count="57"/>
  </office:meta>
</office:document-meta>
</file>